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Calibri" style:font-family-asian="Calibri" style:font-family-complex="Calibri" fo:background-color="transparent" style:use-window-font-color="true"/>
    </style:style>
    <style:style style:name="T2" style:family="text">
      <style:text-properties fo:font-size="11.00pt" fo:font-weight="bold"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4.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bold"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4.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fo:font-style="italic"/>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fo:font-style="italic"/>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4.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fo:font-style="italic"/>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fo:font-style="italic"/>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4.00pt"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4.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4.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bold" fo:font-family="Calibri" style:font-family-asian="Calibri" style:font-family-complex="Calibri" fo:background-color="transparent" style:use-window-font-color="true" fo:font-style="italic"/>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text:list-style style:name="L2">
      <text:list-level-style-bullet text:level="1" text:bullet-char="•">
        <style:list-level-properties text:space-before="54.00pt" text:min-label-width="18.00pt"/>
        <style:text-properties fo:font-family="Symbol"/>
      </text:list-level-style-bullet>
    </text:list-style>
    <style:style style:name="P2" style:family="paragraph">
      <style:paragraph-properties fo:line-height="115.00%" fo:text-align="left" fo:margin-bottom="10.00pt"/>
    </style:style>
    <style:style style:name="P3" style:family="paragraph">
      <style:paragraph-properties fo:line-height="115.00%" fo:text-align="justify" fo:margin-bottom="10.00pt"/>
    </style:style>
    <text:list-style style:name="L4">
      <text:list-level-style-bullet text:level="1" text:bullet-char="•">
        <style:list-level-properties text:space-before="54.00pt" text:min-label-width="18.00pt"/>
        <style:text-properties fo:font-family="Symbol"/>
      </text:list-level-style-bullet>
    </text:list-style>
    <style:style style:name="P4" style:family="paragraph">
      <style:paragraph-properties fo:line-height="115.00%" fo:text-align="left" fo:margin-bottom="10.00pt"/>
    </style:style>
    <style:style style:name="P5" style:family="paragraph">
      <style:paragraph-properties fo:line-height="115.00%" fo:text-align="justify" fo:margin-bottom="10.00pt"/>
    </style:style>
    <text:list-style style:name="L6">
      <text:list-level-style-bullet text:level="1" text:bullet-char="•">
        <style:list-level-properties text:space-before="54.00pt" text:min-label-width="18.00pt"/>
        <style:text-properties fo:font-family="Symbol"/>
      </text:list-level-style-bullet>
    </text:list-style>
    <style:style style:name="P6" style:family="paragraph">
      <style:paragraph-properties fo:line-height="115.00%" fo:text-align="left" fo:margin-bottom="10.00pt"/>
    </style:style>
    <style:style style:name="P7" style:family="paragraph">
      <style:paragraph-properties fo:line-height="115.00%" fo:text-align="justify" fo:margin-bottom="10.00pt"/>
    </style:style>
    <style:style style:name="P8" style:family="paragraph">
      <style:paragraph-properties fo:line-height="115.00%" fo:text-align="left" fo:margin-bottom="10.00pt"/>
    </style:style>
    <text:list-style style:name="L9">
      <text:list-level-style-bullet text:level="1" text:bullet-char="•">
        <style:list-level-properties text:space-before="54.00pt" text:min-label-width="18.00pt"/>
        <style:text-properties fo:font-family="Symbol"/>
      </text:list-level-style-bullet>
    </text:list-style>
    <style:style style:name="P9" style:family="paragraph">
      <style:paragraph-properties fo:line-height="115.00%" fo:text-align="left" fo:margin-bottom="10.00pt"/>
    </style:style>
    <style:style style:name="P10" style:family="paragraph">
      <style:paragraph-properties fo:line-height="115.00%" fo:text-align="justify" fo:margin-bottom="10.00pt"/>
    </style:style>
    <text:list-style style:name="L11">
      <text:list-level-style-bullet text:level="1" text:bullet-char="•">
        <style:list-level-properties text:space-before="54.00pt" text:min-label-width="18.00pt"/>
        <style:text-properties fo:font-family="Symbol"/>
      </text:list-level-style-bullet>
    </text:list-style>
    <style:style style:name="P11" style:family="paragraph">
      <style:paragraph-properties fo:line-height="115.00%" fo:text-align="left" fo:margin-bottom="10.00pt"/>
    </style:style>
    <style:style style:name="P12" style:family="paragraph">
      <style:paragraph-properties fo:line-height="115.00%" fo:text-align="justify" fo:margin-bottom="10.00pt"/>
    </style:style>
    <text:list-style style:name="L13">
      <text:list-level-style-bullet text:level="1" text:bullet-char="•">
        <style:list-level-properties text:space-before="54.00pt" text:min-label-width="18.00pt"/>
        <style:text-properties fo:font-family="Symbol"/>
      </text:list-level-style-bullet>
    </text:list-style>
    <style:style style:name="P13" style:family="paragraph">
      <style:paragraph-properties fo:line-height="115.00%" fo:text-align="left" fo:margin-bottom="10.00pt"/>
    </style:style>
    <style:style style:name="P14" style:family="paragraph">
      <style:paragraph-properties fo:line-height="115.00%" fo:text-align="justify" fo:margin-bottom="10.00pt"/>
    </style:style>
    <style:style style:name="P15" style:family="paragraph">
      <style:paragraph-properties fo:line-height="115.00%" fo:text-align="left" fo:margin-bottom="10.00pt"/>
    </style:style>
    <text:list-style style:name="L16">
      <text:list-level-style-bullet text:level="1" text:bullet-char="•">
        <style:list-level-properties text:space-before="54.00pt" text:min-label-width="18.00pt"/>
        <style:text-properties fo:font-family="Symbol"/>
      </text:list-level-style-bullet>
    </text:list-style>
    <style:style style:name="P16" style:family="paragraph">
      <style:paragraph-properties fo:line-height="115.00%" fo:text-align="left" fo:margin-bottom="10.00pt"/>
    </style:style>
    <style:style style:name="P17" style:family="paragraph">
      <style:paragraph-properties fo:line-height="115.00%" fo:text-align="justify" fo:margin-bottom="10.00pt"/>
    </style:style>
    <text:list-style style:name="L18">
      <text:list-level-style-bullet text:level="1" text:bullet-char="•">
        <style:list-level-properties text:space-before="54.00pt" text:min-label-width="18.00pt"/>
        <style:text-properties fo:font-family="Symbol"/>
      </text:list-level-style-bullet>
    </text:list-style>
    <style:style style:name="P18" style:family="paragraph">
      <style:paragraph-properties fo:line-height="115.00%" fo:text-align="left" fo:margin-bottom="10.00pt"/>
    </style:style>
    <style:style style:name="P19" style:family="paragraph">
      <style:paragraph-properties fo:line-height="115.00%" fo:text-align="justify" fo:margin-bottom="10.00pt"/>
    </style:style>
    <text:list-style style:name="L20">
      <text:list-level-style-bullet text:level="1" text:bullet-char="•">
        <style:list-level-properties text:space-before="54.00pt" text:min-label-width="18.00pt"/>
        <style:text-properties fo:font-family="Symbol"/>
      </text:list-level-style-bullet>
    </text:list-style>
    <style:style style:name="P20" style:family="paragraph">
      <style:paragraph-properties fo:line-height="115.00%" fo:text-align="left" fo:margin-bottom="10.00pt"/>
    </style:style>
    <style:style style:name="P21" style:family="paragraph">
      <style:paragraph-properties fo:line-height="115.00%" fo:text-align="justify" fo:margin-bottom="10.00pt"/>
    </style:style>
    <style:style style:name="P22" style:family="paragraph">
      <style:paragraph-properties fo:line-height="115.00%" fo:text-align="left" fo:margin-bottom="10.00pt"/>
    </style:style>
    <text:list-style style:name="L23">
      <text:list-level-style-bullet text:level="1" text:bullet-char="•">
        <style:list-level-properties text:space-before="54.00pt" text:min-label-width="18.00pt"/>
        <style:text-properties fo:font-family="Symbol"/>
      </text:list-level-style-bullet>
    </text:list-style>
    <style:style style:name="P23" style:family="paragraph">
      <style:paragraph-properties fo:line-height="115.00%" fo:text-align="left" fo:margin-bottom="10.00pt"/>
    </style:style>
    <style:style style:name="P24" style:family="paragraph">
      <style:paragraph-properties fo:line-height="115.00%" fo:text-align="justify" fo:margin-bottom="10.00pt"/>
    </style:style>
    <text:list-style style:name="L25">
      <text:list-level-style-bullet text:level="1" text:bullet-char="•">
        <style:list-level-properties text:space-before="54.00pt" text:min-label-width="18.00pt"/>
        <style:text-properties fo:font-family="Symbol"/>
      </text:list-level-style-bullet>
    </text:list-style>
    <style:style style:name="P25" style:family="paragraph">
      <style:paragraph-properties fo:line-height="115.00%" fo:text-align="left" fo:margin-bottom="10.00pt"/>
    </style:style>
    <style:style style:name="P26" style:family="paragraph">
      <style:paragraph-properties fo:line-height="115.00%" fo:text-align="justify" fo:margin-bottom="10.00pt"/>
    </style:style>
    <style:style style:name="P27" style:family="paragraph">
      <style:paragraph-properties fo:line-height="115.00%" fo:text-align="left" fo:margin-bottom="10.00pt"/>
    </style:style>
    <text:list-style style:name="L28">
      <text:list-level-style-bullet text:level="1" text:bullet-char="•">
        <style:list-level-properties text:space-before="36.00pt" text:min-label-width="18.00pt"/>
        <style:text-properties fo:font-family="Symbol"/>
      </text:list-level-style-bullet>
    </text:list-style>
    <style:style style:name="P28" style:family="paragraph">
      <style:paragraph-properties fo:line-height="115.00%" fo:text-align="left" fo:margin-left="-18.00pt" fo:text-indent="18.00pt" fo:margin-bottom="10.00pt"/>
    </style:style>
    <style:style style:name="P29" style:family="paragraph">
      <style:paragraph-properties fo:line-height="115.00%" fo:text-align="justify" fo:margin-bottom="10.00pt"/>
    </style:style>
    <text:list-style style:name="L30">
      <text:list-level-style-bullet text:level="1" text:bullet-char="•">
        <style:list-level-properties text:space-before="36.00pt" text:min-label-width="18.00pt"/>
        <style:text-properties fo:font-family="Symbol"/>
      </text:list-level-style-bullet>
    </text:list-style>
    <style:style style:name="P30" style:family="paragraph">
      <style:paragraph-properties fo:line-height="115.00%" fo:text-align="left" fo:margin-left="-18.00pt" fo:text-indent="18.00pt" fo:margin-bottom="10.00pt"/>
    </style:style>
    <style:style style:name="P31" style:family="paragraph">
      <style:paragraph-properties fo:line-height="115.00%" fo:text-align="justify" fo:margin-bottom="10.00pt"/>
    </style:style>
    <text:list-style style:name="L32">
      <text:list-level-style-bullet text:level="1" text:bullet-char="•">
        <style:list-level-properties text:space-before="36.00pt" text:min-label-width="18.00pt"/>
        <style:text-properties fo:font-family="Symbol"/>
      </text:list-level-style-bullet>
    </text:list-style>
    <style:style style:name="P32" style:family="paragraph">
      <style:paragraph-properties fo:line-height="115.00%" fo:text-align="left" fo:margin-left="-18.00pt" fo:text-indent="18.00pt" fo:margin-bottom="10.00pt"/>
    </style:style>
    <style:style style:name="P33" style:family="paragraph">
      <style:paragraph-properties fo:line-height="115.00%" fo:text-align="left" fo:margin-bottom="10.00pt"/>
    </style:style>
    <text:list-style style:name="L34">
      <text:list-level-style-bullet text:level="1" text:bullet-char="•">
        <style:list-level-properties text:space-before="54.00pt" text:min-label-width="18.00pt"/>
        <style:text-properties fo:font-family="Symbol"/>
      </text:list-level-style-bullet>
    </text:list-style>
    <style:style style:name="P34" style:family="paragraph">
      <style:paragraph-properties fo:line-height="115.00%" fo:text-align="left" fo:margin-bottom="10.00pt"/>
    </style:style>
    <style:style style:name="P35" style:family="paragraph">
      <style:paragraph-properties fo:line-height="115.00%" fo:text-align="justify" fo:margin-bottom="10.00pt"/>
    </style:style>
    <text:list-style style:name="L36">
      <text:list-level-style-bullet text:level="1" text:bullet-char="•">
        <style:list-level-properties text:space-before="54.00pt" text:min-label-width="18.00pt"/>
        <style:text-properties fo:font-family="Symbol"/>
      </text:list-level-style-bullet>
    </text:list-style>
    <style:style style:name="P36" style:family="paragraph">
      <style:paragraph-properties fo:line-height="115.00%" fo:text-align="left" fo:margin-bottom="10.00pt"/>
    </style:style>
    <style:style style:name="P37" style:family="paragraph">
      <style:paragraph-properties fo:line-height="115.00%" fo:text-align="justify" fo:margin-bottom="10.00pt"/>
    </style:style>
    <style:style style:name="P38" style:family="paragraph">
      <style:paragraph-properties fo:line-height="115.00%" fo:text-align="left" fo:margin-left="36.00pt" fo:text-indent="0.00pt" fo:margin-bottom="10.00pt"/>
    </style:style>
  </office:automatic-styles>
  <office:body>
    <office:text>
      <text:p text:style-name="P1"><text:span text:style-name="T1">Formulario de evaluación</text:span></text:p>
      <text:p text:style-name="P1"><text:span text:style-name="T2">Evaluado</text:span><text:span text:style-name="T3">: 845</text:span></text:p>
      <text:p text:style-name="P1"><text:span text:style-name="T3">Comentario inicial: La evaluación se ha de realizar utilizando un lenguaje respetuoso, y con ánimo fundamentalmente constructivo. El evaluador no se debe limitar a ejercer simplemente la crítica, sino que ha de intentar aportar todo aquello que pueda ayudar a mejorar el trabajo evaluado.</text:span></text:p>
      <text:p text:style-name="P1"><text:span text:style-name="T4">Generalidades:</text:span><text:span text:style-name="T5"/></text:p>
      <text:list text:style-name="L2">
        <text:list-item>
          <text:p text:style-name="P2"><text:span text:style-name="T5">¿Está correctamente documentado el trabajo, esto es, la documentación permite una comprensión clara de la estructura del código y de los algoritmos y estructuras de datos empleadas? (Comentar brevemente, sugerir posibles mejoras)</text:span></text:p>
        </text:list-item>
      </text:list>
      <text:p text:style-name="P3"><text:span text:style-name="T5">Sí, tanto las funciones como las estructuras declaradas están correctamente comentadas. Con comentarios muy bien explicados y nada invasivos y nombres de variables lógicos, que facilitan mucho la comprensión del código.</text:span></text:p>
      <text:list text:style-name="L4">
        <text:list-item>
          <text:p text:style-name="P4"><text:span text:style-name="T5">¿Está bien estructurado el código?</text:span></text:p>
        </text:list-item>
      </text:list>
      <text:p text:style-name="P5"><text:span text:style-name="T6">A nivel de carpetas, el creador ha decidido introducir todos los .h en una misma carpeta como si se tratase de un conjunto de librerías del proyecto, es otra visión diferente a la que se suele ver (el .c y .h de cada módulo en una carpeta independiente), lo que no indica que está mal, simplemente es otra forma de organización.</text:span></text:p>
      <text:p text:style-name="P5"><text:span text:style-name="T6">A nivel de estructura de código, está muy bien. Las clases implementan las interfaces justas y necesarias. Y estas interfaces, a su vez, describen los métodos públicos que serán utilizados por otras clases. Destacando que todas las llamadas a funciones se hacen en el orden correcto y que no hay código suelto donde no debería haberlo, como asignación de valores, reservas de memoria fuera de las clases correspondientes, etc.</text:span><text:span text:style-name="T7"/></text:p>
      <text:list text:style-name="L6">
        <text:list-item>
          <text:p text:style-name="P6"><text:span text:style-name="T7">¿Compila y ejecuta correctamente?</text:span></text:p>
        </text:list-item>
      </text:list>
      <text:p text:style-name="P7"><text:span text:style-name="T7">Compila sin ningún problema y a la hora de ejecutar los únicos fallos que se encuentran son los de impresión de elementos como los saltos de línea o los comentarios de documentación o multilínea, que no debería ser imprimidos por el analizador sintáctico. En estos elementos se encuentra el<text:s/></text:span><text:span text:style-name="T8">DEDENT</text:span><text:span text:style-name="T9">, que imprime un código asociado distinto al suyo. También cabe destacar que si reducimos mucho el tamaño máximo del buffer, esto no afecta al tamaño máximo de lexema que se puede escribir, ya que lo lee y lo guarda de todas formas.</text:span></text:p>
      <text:p text:style-name="P8"><text:span text:style-name="T10">Sistema de entrada:</text:span><text:span text:style-name="T11"/></text:p>
      <text:list text:style-name="L9">
        <text:list-item>
          <text:p text:style-name="P9"><text:span text:style-name="T11">¿Se hace un acceso eficiente a disco? ¿Cómo se podría mejorar?</text:span></text:p>
        </text:list-item>
      </text:list>
      <text:p text:style-name="P10"><text:span text:style-name="T12">Sí, ya que se utiliza la función fread(), cargando los caracteres en bloques y no uno a uno. Lo que se podría mejorar es que el tamaño de bloque cargado coincida con el tamaño de bloque de la memoria caché.</text:span><text:span text:style-name="T13"/></text:p>
      <text:list text:style-name="L11">
        <text:list-item>
          <text:p text:style-name="P11"><text:span text:style-name="T13">¿Resulta la solución aportada fácilmente escalable para cualquier código fuente?</text:span></text:p>
        </text:list-item>
      </text:list>
      <text:p text:style-name="P12"><text:span text:style-name="T14">Hablando del sistema de entrada, salvo por el error del tamaño máximo de lexema comentado en Generalidades, es escalable para cualquier código que se proporcione.</text:span><text:span text:style-name="T15"/></text:p>
      <text:list text:style-name="L13">
        <text:list-item>
          <text:p text:style-name="P13"><text:span text:style-name="T15">Otros comentarios.</text:span></text:p>
        </text:list-item>
      </text:list>
      <text:p text:style-name="P14"><text:span text:style-name="T15">Se introducen los centinelas en cada bloque, pero no se utilizan los dos punteros<text:s/></text:span><text:span text:style-name="T16">delantero<text:s/></text:span><text:span text:style-name="T17">e<text:s/></text:span><text:span text:style-name="T18">inicio</text:span><text:span text:style-name="T19">. Tampoco se calcula el tamaño del lexema actual por lo que no podemos controlar que se pase de tamaño como ya hemos comentado. </text:span></text:p>
      <text:p text:style-name="P14"><text:span text:style-name="T19">Como punto positivo se puede destacar el uso de una estructura para guardar los datos del sistema de entrada de una manera más organizada.</text:span></text:p>
      <text:p text:style-name="P15"><text:span text:style-name="T20">Tabla de símbolos:</text:span><text:span text:style-name="T21"/></text:p>
      <text:list text:style-name="L16">
        <text:list-item>
          <text:p text:style-name="P16"><text:span text:style-name="T21">¿Se trata de una implementación de una tabla de símbolos ordenada? ¿Qué tipo de orden?</text:span></text:p>
        </text:list-item>
      </text:list>
      <text:p text:style-name="P17"><text:span text:style-name="T21">Es una tabla hash no distribuída y escalable donde el orden se determina en base al valor obtenido por la función hash utilizando la clave del elemento a insertar.</text:span></text:p>
      <text:list text:style-name="L18">
        <text:list-item>
          <text:p text:style-name="P18"><text:span text:style-name="T21"><text:s/>Manteniendo la misma estructura de datos, ¿es posible mejorar la eficiencia computacional en el acceso?</text:span></text:p>
        </text:list-item>
      </text:list>
      <text:p text:style-name="P19"><text:span text:style-name="T21">No se puede mejorar mucho más que consiguiendo hacer una función hash más eficiente. Pero el principal problema de eficiencia a la hora de realizar un acceso son las colisiones, dadas a raíz de utilizar una tabla hash no distribuída.</text:span></text:p>
      <text:list text:style-name="L20">
        <text:list-item>
          <text:p text:style-name="P20"><text:span text:style-name="T21">Otros comentarios.</text:span></text:p>
        </text:list-item>
      </text:list>
      <text:p text:style-name="P21"><text:span text:style-name="T21">La inserción de las palabras reservadas en la inicialización no debería hacerse así, ya que los códigos de las palabras reservadas deberían estar guardados en el fichero<text:s/></text:span><text:span text:style-name="T22">definiciones.h</text:span><text:span text:style-name="T23">, no se deberían<text:s/></text:span><text:span text:style-name="T24">hardcodear<text:s/></text:span><text:span text:style-name="T25">literalmente con enteros escritos. Además, la función<text:s/></text:span><text:span text:style-name="T26">insercion_segura()</text:span><text:span text:style-name="T27"><text:s/>no se utiliza para nada.</text:span></text:p>
      <text:p text:style-name="P22"><text:span text:style-name="T28">Analizador léxico:</text:span><text:span text:style-name="T29"/></text:p>
      <text:list text:style-name="L23">
        <text:list-item>
          <text:p text:style-name="P23"><text:span text:style-name="T29">¿Resultaría sencillo incorporar nuevas expresiones regulares a la presente implementación?</text:span></text:p>
        </text:list-item>
      </text:list>
      <text:p text:style-name="P24"><text:span text:style-name="T29">Sí, con el uso de switch-case se encuentra todo claro y de manera modular, por lo que sólo se tendría que crear el autómata que reconociese la cadena después del primer o primeros caracteres.</text:span></text:p>
      <text:list text:style-name="L25">
        <text:list-item>
          <text:p text:style-name="P25"><text:span text:style-name="T29">Otros comentarios.</text:span></text:p>
        </text:list-item>
      </text:list>
      <text:p text:style-name="P26"><text:span text:style-name="T29">A mayores de los errores comentados sobre los saltos de línea y comentarios multilínea en el apartado de Generalidades no hay nada destacable. Se han implementado todas las expresiones regulares de Python, lo que permitirá utilizar cualquier tipo de archivo escrito en este lenguaje además de wilcoxon.py. Y cabe destacar que se realizan muchas llamadas al sistema gestor de errores en casi todas las casuísticas de fallo posibles.</text:span></text:p>
      <text:p text:style-name="P27"><text:span text:style-name="T30">Gestión de la memoria:</text:span><text:span text:style-name="T31"/></text:p>
      <text:list text:style-name="L28">
        <text:list-item>
          <text:p text:style-name="P28"><text:span text:style-name="T31">¿Se hace un uso eficiente de la memoria? ¿Se puede mejorar?</text:span></text:p>
        </text:list-item>
      </text:list>
      <text:p text:style-name="P29"><text:span text:style-name="T32">A nivel general del programa sí, se utiliza la memoria justa y necesaria, y los punteros que se pudieran sustituir por variables estáticas no implican ninguna problema a la hora de utilizar el espacio de memoria. Pero la tabla hash no distribuída implica un uso de memoria completamente desproporcionado, sobretodo por su tamaño inicial de 200 elementos, que no se llega a reescalar en este programa.</text:span><text:span text:style-name="T33"/></text:p>
      <text:list text:style-name="L30">
        <text:list-item>
          <text:p text:style-name="P30"><text:span text:style-name="T33">¿Se inicializan y finalizan correctamente las estructuras de datos utilizadas?</text:span></text:p>
        </text:list-item>
      </text:list>
      <text:p text:style-name="P31"><text:span text:style-name="T34">Sí, las inicializaciones están contenidas en funciones con ese propósito, salvo casos puntuales en los que sería inútil crear una función para ello. </text:span></text:p>
      <text:p text:style-name="P31"><text:span text:style-name="T34">La liberación de memoria también se hace de manera correcta, teniendo funciones específicas para ello y liberando cada elemento reservado.</text:span><text:span text:style-name="T35"/></text:p>
      <text:list text:style-name="L32">
        <text:list-item>
          <text:p text:style-name="P32"><text:span text:style-name="T35">Otros comentarios.</text:span></text:p>
        </text:list-item>
      </text:list>
      <text:p text:style-name="P33"><text:span text:style-name="T36">En resumen:</text:span><text:span text:style-name="T37"/></text:p>
      <text:list text:style-name="L34">
        <text:list-item>
          <text:p text:style-name="P34"><text:span text:style-name="T37">¿Es la solución aportada suficientemente general, o parece excesivamente orientada a la compilación del programa ejemplo proporcionado?</text:span></text:p>
        </text:list-item>
      </text:list>
      <text:p text:style-name="P35"><text:span text:style-name="T38">La solución es completamente general ya que implementa todos los tipos de datos, todos los operadores y todas las palabras reservadas del lenguaje. El único problema destacable en este aspecto es que no podemos especificar el archivo de entrada por línea de comandos, tenemos que cambiar la variable global<text:s/></text:span><text:span text:style-name="T39">source</text:span><text:span text:style-name="T40"><text:s/>del sistema de entrada con el nombre de este.</text:span><text:span text:style-name="T41"/></text:p>
      <text:list text:style-name="L36">
        <text:list-item>
          <text:p text:style-name="P36"><text:span text:style-name="T41">Otros comentarios.</text:span></text:p>
        </text:list-item>
      </text:list>
      <text:p text:style-name="P37"><text:span text:style-name="T42">El código es correcto salvo por ciertos fallos ya comentados, aunque son de muy fácil solución porque el código se encuentra escrito de manera clara. Lo único desconcertante es la utilización de la clase Pila, que sirve para hacer conteos de indentación, cosa que no es nada útil en este programa debido a su sencillez, además de que en el README se especifica como una cola FIFO, cuando una pila es un cola LIFO por definición.</text:span><text:span text:style-name="T43"/></text:p>
      <text:p text:style-name="P38"><text:span text:style-name="T4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